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en" style:country-asian="US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bold" style:font-name-asian="Calibri" style:font-size-asian="11pt" style:font-size-complex="11pt" style:font-weight-asian="bold" style:font-weight-complex="bold"/>
    </style:style>
    <style:style style:name="T2" style:family="text">
      <style:text-properties fo:color="#000000" style:font-name="Calibri" fo:font-size="11pt" style:font-name-asian="Calibri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<text:span text:style-name="T1">albiflora </text:span><text:span text:style-name="T2">99 260 149</text:span></text:p>
          </table:table-cell>
          <table:table-cell office:value-type="string" calcext:value-type="string">
            <text:p><text:span text:style-name="T2">99 260 149</text:span></text:p>
          </table:table-cell>
          <table:table-cell table:formula="of:=TRIM([.B1])" office:value-type="string" office:string-value="99 260 149" calcext:value-type="string">
            <text:p>99 260 149</text:p>
          </table:table-cell>
        </table:table-row>
        <table:table-row table:style-name="ro1">
          <table:table-cell office:value-type="string" calcext:value-type="string">
            <text:p><text:span text:style-name="T1">bulbocodioides </text:span><text:span text:style-name="T2">4 10 6 16</text:span></text:p>
          </table:table-cell>
          <table:table-cell office:value-type="string" calcext:value-type="string">
            <text:p>4 10 6 16</text:p>
          </table:table-cell>
          <table:table-cell table:formula="of:=TRIM([.B2])" office:value-type="string" office:string-value="4 10 6 16" calcext:value-type="string">
            <text:p>4 10 6 16</text:p>
          </table:table-cell>
        </table:table-row>
        <table:table-row table:style-name="ro1">
          <table:table-cell office:value-type="string" calcext:value-type="string">
            <text:p><text:span text:style-name="T1">bulbocodioides Dali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3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bulbocodioides Horst Pfennig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4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bulbocodioides yunnan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5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chunii </text:span><text:span text:style-name="T2">19 49 29 75</text:span></text:p>
          </table:table-cell>
          <table:table-cell office:value-type="string" calcext:value-type="string">
            <text:p><text:span text:style-name="T2">19 49 29 75</text:span></text:p>
          </table:table-cell>
          <table:table-cell table:formula="of:=TRIM([.B6])" office:value-type="string" office:string-value="19 49 29 75" calcext:value-type="string">
            <text:p>19 49 29 75</text:p>
          </table:table-cell>
        </table:table-row>
        <table:table-row table:style-name="ro1">
          <table:table-cell office:value-type="string" calcext:value-type="string">
            <text:p><text:span text:style-name="T1">coronaria </text:span><text:span text:style-name="T2">99 260</text:span></text:p>
          </table:table-cell>
          <table:table-cell office:value-type="string" calcext:value-type="string">
            <text:p><text:span text:style-name="T2">99 260</text:span></text:p>
          </table:table-cell>
          <table:table-cell table:formula="of:=TRIM([.B7])" office:value-type="string" office:string-value="99 260" calcext:value-type="string">
            <text:p>99 260</text:p>
          </table:table-cell>
        </table:table-row>
        <table:table-row table:style-name="ro1">
          <table:table-cell office:value-type="string" calcext:value-type="string">
            <text:p><text:span text:style-name="T1">formosana </text:span><text:span text:style-name="T2">4 10 6 15</text:span></text:p>
          </table:table-cell>
          <table:table-cell office:value-type="string" calcext:value-type="string">
            <text:p><text:span text:style-name="T1"> </text:span><text:span text:style-name="T2">4 10 6 15</text:span></text:p>
          </table:table-cell>
          <table:table-cell table:formula="of:=TRIM([.B8])" office:value-type="string" office:string-value="4 10 6 15" calcext:value-type="string">
            <text:p>4 10 6 15</text:p>
          </table:table-cell>
        </table:table-row>
        <table:table-row table:style-name="ro1">
          <table:table-cell office:value-type="string" calcext:value-type="string">
            <text:p><text:span text:style-name="T1">formosana alba </text:span><text:span text:style-name="T2">9 23 14 35</text:span></text:p>
          </table:table-cell>
          <table:table-cell office:value-type="string" calcext:value-type="string">
            <text:p><text:span text:style-name="T2">9 23 14 35</text:span></text:p>
          </table:table-cell>
          <table:table-cell table:formula="of:=TRIM([.B9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grandiflora pink spots </text:span><text:span text:style-name="T2">14 35 22 55</text:span></text:p>
          </table:table-cell>
          <table:table-cell office:value-type="string" calcext:value-type="string">
            <text:p><text:span text:style-name="T1"> </text:span><text:span text:style-name="T2">14 35 22 55</text:span></text:p>
          </table:table-cell>
          <table:table-cell table:formula="of:=TRIM([.B10])" office:value-type="string" office:string-value="14 35 22 55" calcext:value-type="string">
            <text:p>14 35 22 55</text:p>
          </table:table-cell>
        </table:table-row>
        <table:table-row table:style-name="ro1">
          <table:table-cell office:value-type="string" calcext:value-type="string">
            <text:p><text:span text:style-name="T1">grandiflora white lip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11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grandiflora yellow lip </text:span><text:span text:style-name="T2">9 23 14 35</text:span></text:p>
          </table:table-cell>
          <table:table-cell office:value-type="string" calcext:value-type="string">
            <text:p><text:span text:style-name="T2">9 23 14 35</text:span></text:p>
          </table:table-cell>
          <table:table-cell table:formula="of:=TRIM([.B12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hookeriana </text:span><text:span text:style-name="T2">12 29 17 45</text:span></text:p>
          </table:table-cell>
          <table:table-cell office:value-type="string" calcext:value-type="string">
            <text:p><text:span text:style-name="T2">12 29 17 45</text:span></text:p>
          </table:table-cell>
          <table:table-cell table:formula="of:=TRIM([.B13])" office:value-type="string" office:string-value="12 29 17 45" calcext:value-type="string">
            <text:p>12 29 17 45</text:p>
          </table:table-cell>
        </table:table-row>
        <table:table-row table:style-name="ro1">
          <table:table-cell office:value-type="string" calcext:value-type="string">
            <text:p><text:span text:style-name="T1">humilis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14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humilis bis Gompa </text:span><text:span text:style-name="T2">19 49 29 75</text:span></text:p>
          </table:table-cell>
          <table:table-cell office:value-type="string" calcext:value-type="string">
            <text:p><text:span text:style-name="T1"> </text:span><text:span text:style-name="T2">19 49 29 75</text:span></text:p>
          </table:table-cell>
          <table:table-cell table:formula="of:=TRIM([.B15])" office:value-type="string" office:string-value="19 49 29 75" calcext:value-type="string">
            <text:p>19 49 29 75</text:p>
          </table:table-cell>
        </table:table-row>
        <table:table-row table:style-name="ro2">
          <table:table-cell table:style-name="ce2" table:number-columns-repeated="2"/>
          <table:table-cell table:formula="of:=TRIM([.B16])">
            <text:p/>
          </table:table-cell>
        </table:table-row>
        <table:table-row table:style-name="ro1">
          <table:table-cell office:value-type="string" calcext:value-type="string">
            <text:p><text:span text:style-name="T1">limprichtii </text:span><text:span text:style-name="T2">3 7 6 15</text:span></text:p>
          </table:table-cell>
          <table:table-cell office:value-type="string" calcext:value-type="string">
            <text:p><text:span text:style-name="T2">3 7 6 15</text:span></text:p>
          </table:table-cell>
          <table:table-cell table:formula="of:=TRIM([.B17])" office:value-type="string" office:string-value="3 7 6 15" calcext:value-type="string">
            <text:p>3 7 6 15</text:p>
          </table:table-cell>
        </table:table-row>
        <table:table-row table:style-name="ro1">
          <table:table-cell office:value-type="string" calcext:value-type="string">
            <text:p><text:span text:style-name="T1">pleionoides </text:span><text:span text:style-name="T2">9 23 14 35</text:span></text:p>
          </table:table-cell>
          <table:table-cell office:value-type="string" calcext:value-type="string">
            <text:p><text:span text:style-name="T1"> </text:span><text:span text:style-name="T2">9 23 14 35</text:span></text:p>
          </table:table-cell>
          <table:table-cell table:formula="of:=TRIM([.B18])" office:value-type="string" office:string-value="9 23 14 35" calcext:value-type="string">
            <text:p>9 23 14 35</text:p>
          </table:table-cell>
        </table:table-row>
        <table:table-row table:style-name="ro1">
          <table:table-cell office:value-type="string" calcext:value-type="string">
            <text:p><text:span text:style-name="T1">praecox alba </text:span><text:span text:style-name="T2">79 205</text:span></text:p>
          </table:table-cell>
          <table:table-cell office:value-type="string" calcext:value-type="string">
            <text:p><text:span text:style-name="T1"> </text:span><text:span text:style-name="T2">79 205</text:span></text:p>
          </table:table-cell>
          <table:table-cell table:formula="of:=TRIM([.B19])" office:value-type="string" office:string-value="79 205" calcext:value-type="string">
            <text:p>79 205</text:p>
          </table:table-cell>
        </table:table-row>
        <table:table-row table:style-name="ro1">
          <table:table-cell office:value-type="string" calcext:value-type="string">
            <text:p><text:span text:style-name="T1">praecox reichenbachiana </text:span><text:span text:style-name="T2">39 99</text:span></text:p>
          </table:table-cell>
          <table:table-cell office:value-type="string" calcext:value-type="string">
            <text:p><text:span text:style-name="T1"> </text:span><text:span text:style-name="T2">39 99</text:span></text:p>
          </table:table-cell>
          <table:table-cell table:formula="of:=TRIM([.B20])" office:value-type="string" office:string-value="39 99" calcext:value-type="string">
            <text:p>39 99</text:p>
          </table:table-cell>
        </table:table-row>
        <table:table-row table:style-name="ro1">
          <table:table-cell office:value-type="string" calcext:value-type="string">
            <text:p><text:span text:style-name="T1">saxicola </text:span><text:span text:style-name="T2">12 29 17 45</text:span></text:p>
          </table:table-cell>
          <table:table-cell office:value-type="string" calcext:value-type="string">
            <text:p><text:span text:style-name="T1"> </text:span><text:span text:style-name="T2">12 29 17 45</text:span></text:p>
          </table:table-cell>
          <table:table-cell table:formula="of:=TRIM([.B21])" office:value-type="string" office:string-value="12 29 17 45" calcext:value-type="string">
            <text:p>12 29 17 45</text:p>
          </table:table-cell>
        </table:table-row>
        <table:table-row table:style-name="ro1">
          <table:table-cell office:value-type="string" calcext:value-type="string">
            <text:p><text:span text:style-name="T1">yunnanensis </text:span><text:span text:style-name="T2">12 29 17 45</text:span></text:p>
          </table:table-cell>
          <table:table-cell office:value-type="string" calcext:value-type="string">
            <text:p><text:span text:style-name="T1"> </text:span><text:span text:style-name="T2">12 29 17 45</text:span></text:p>
          </table:table-cell>
          <table:table-cell table:formula="of:=TRIM([.B22])" office:value-type="string" office:string-value="12 29 17 45" calcext:value-type="string">
            <text:p>12 29 17 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22:39:02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2:34:33.695000000</meta:creation-date>
    <dc:date>2014-11-09T22:39:47.856000000</dc:date>
    <meta:editing-duration>PT3M28S</meta:editing-duration>
    <meta:editing-cycles>2</meta:editing-cycles>
    <meta:generator>LibreOffice/4.3.2.2$Windows_x86 LibreOffice_project/edfb5295ba211bd31ad47d0bad0118690f76407d</meta:generator>
    <meta:document-statistic meta:table-count="1" meta:cell-count="64" meta:object-count="0"/>
  </office:meta>
</office:document-meta>
</file>